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EvaluationContext.forPropertyAccessors( PropertyAccessor ... accesso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EvaluationContext.getBea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valuationContext.getOperatorOver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valuationContext.SimpleEvaluationContext( List &lt; PropertyAccessor &gt; accessors , List &lt; MethodResolver &gt; resolvers , @ Nullable TypeConverter converter , @ Nullable TypedValue root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ilder.Builder( PropertyAccessor ... access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withTypedRootObject( Object rootObject , TypeDescriptor type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EvaluationContext.lookupVariab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valuationContext.getTyp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withRootObject( Object roo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withConversionService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withTypeConverter( TypeConverter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EvaluationContext.getTypeLo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valuationContext.forReadWriteData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valuationContext.forReadOnlyData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valuationContext.getType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valuationContext.getRoo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valuationContext.getMethod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valuationContext.setVariable( String name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withInstance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withMethodResolvers( MethodResolver ... resolv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EvaluationContext.getConstructor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valuationContext.getPropertyAccess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